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15T03:09:04</meta:creation-date>
    <meta:editing-duration>PT00H17M16S</meta:editing-duration>
    <meta:editing-cycles>3</meta:editing-cycles>
    <dc:date>2013-01-22T03:47:51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42pt" fo:font-style="italic" fo:font-weight="bold" style:font-size-asian="13pt" style:font-size-complex="13pt"/>
    </style:style>
    <style:style style:name="ch3" style:family="chart">
      <style:text-properties fo:font-size="36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32pt" fo:font-weight="bold" style:font-size-asian="8pt" style:font-size-complex="8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7" style:family="chart">
      <style:chart-properties chart:auto-position="true" style:rotation-angle="0"/>
      <style:text-properties fo:font-size="36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interval-major="0.2" chart:reverse-direction="false" text:line-break="false" chart:link-data-style-to-source="false" chart:axis-position="0"/>
      <style:graphic-properties svg:stroke-color="#b3b3b3"/>
      <style:text-properties fo:font-size="32pt" fo:font-weight="bold" style:font-size-asian="8pt" style:font-size-complex="8pt"/>
    </style:style>
    <style:style style:name="ch9" style:family="chart">
      <style:chart-properties style:rotation-angle="90"/>
      <style:text-properties fo:font-size="3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20pt" fo:font-weight="bold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20pt" fo:font-weight="bold" style:font-size-asian="6pt" style:font-size-complex="6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1.101cm" svg:y="0.421cm" chart:style-name="ch2">
          <text:p>Scalability of TRACK up to 16 Procs.</text:p>
        </chart:title>
        <chart:subtitle svg:x="1.962cm" svg:y="2.508cm" chart:style-name="ch3">
          <text:p>On a Better-Bandwidth Hardware. Whole 
Bars Correspond to Total Parallel Runtime.</text:p>
        </chart:subtitle>
        <chart:legend chart:legend-position="end" svg:x="18.484cm" svg:y="5.808cm" chart:style-name="ch4"/>
        <chart:plot-area chart:style-name="ch5" chart:data-source-has-labels="both" svg:x="0.914cm" svg:y="5.729cm" svg:width="26.729cm" svg:height="14.211cm">
          <chart:axis chart:dimension="x" chart:name="primary-x" chart:style-name="ch6">
            <chart:title svg:x="8.187cm" svg:y="18.757cm" chart:style-name="ch7">
              <text:p>Number of Processors</text:p>
            </chart:title>
            <chart:categories table:cell-range-address="local-table.$B$1:.$F$1"/>
          </chart:axis>
          <chart:axis chart:dimension="y" chart:name="primary-y" chart:style-name="ch8">
            <chart:title svg:x="0.333cm" svg:y="20.267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bar">
            <chart:data-point chart:repeated="5"/>
          </chart:series>
          <chart:series chart:style-name="ch12" chart:values-cell-range-address="local-table.$B$3:.$F$3" chart:label-cell-address="local-table.$A$3" chart:class="chart:bar"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CIV Overhead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Parallel Loop Runtime</text:p>
              </table:table-cell>
              <table:table-cell office:value-type="float" office:value="0.95">
                <text:p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